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Map.BeanPropertyMap( Property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Map.BeanPropertyMap( T ann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PropertyMap.getProperty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PropertyMap.getProperty( PropertyKey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PropertyMap.containsPropertySet( Class &lt; ? extends Annotation &gt; property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PropertyMap.setProperty( PropertyKey key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PropertyMap.BeanPropertyMap( Class map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